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48FA9AE3302069E3.png" manifest:media-type="image/png"/>
  <manifest:file-entry manifest:full-path="Pictures/10000201000000C8000000C859408382A4D60840.png" manifest:media-type="image/png"/>
  <manifest:file-entry manifest:full-path="Pictures/100002010000012C0000012C7F029D61A8A38D33.png" manifest:media-type="image/png"/>
  <manifest:file-entry manifest:full-path="Pictures/100002010000008C0000008CF1DCC6073ECFA3E5.png" manifest:media-type="image/png"/>
  <manifest:file-entry manifest:full-path="Pictures/100002010000012C0000012C2EB68D4DF7C05C3D.png" manifest:media-type="image/png"/>
  <manifest:file-entry manifest:full-path="Pictures/100002010000012C0000012C4C45E12C03372F32.png" manifest:media-type="image/png"/>
  <manifest:file-entry manifest:full-path="Pictures/100002010000012C0000012C666208D3D0DC31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solid" svg:stroke-width="0.035cm" svg:stroke-color="#fafafa" draw:stroke-linejoin="miter" draw:fill="none" draw:textarea-vertical-align="top" draw:auto-grow-height="false" draw:fit-to-size="false" style:shrink-to-fit="false" fo:min-height="16.594cm" fo:min-width="20.477cm" fo:padding-top="0.254cm" fo:padding-bottom="0.127cm" fo:padding-left="1.27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afafa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fafafa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afa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4" draw:style-name="gr1" draw:text-style-name="P2" draw:layer="layout" svg:width="22cm" svg:height="16.974cm" svg:x="6cm" svg:y="2.026cm">
          <text:p text:style-name="P1"><text:span text:style-name="T1">AWS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1" draw:style-name="gr2" draw:text-style-name="P3" draw:layer="layout" svg:width="0.916cm" svg:height="0.916cm" svg:x="6cm" svg:y="2.026cm">
          <draw:image xlink:href="Pictures/100002010000008C0000008CF1DCC6073ECFA3E5.png" xlink:type="simple" xlink:show="embed" xlink:actuate="onLoad">
            <text:p/>
          </draw:image>
        </draw:frame>
        <draw:frame draw:name="Graphic 49" draw:style-name="gr2" draw:text-style-name="P3" draw:layer="layout" svg:width="1.304cm" svg:height="1.304cm" svg:x="2.837cm" svg:y="5.989cm">
          <draw:image xlink:href="Pictures/10000201000000C8000000C859408382A4D60840.png" xlink:type="simple" xlink:show="embed" xlink:actuate="onLoad">
            <text:p/>
          </draw:image>
        </draw:frame>
        <draw:custom-shape draw:name="TextBox 38" draw:style-name="gr3" draw:text-style-name="P5" draw:layer="layout" svg:width="2.979cm" svg:height="0.843cm" svg:x="2cm" svg:y="7.457cm">
          <text:p text:style-name="P4"><text:span text:style-name="T2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2" draw:text-style-name="P3" draw:layer="layout" svg:width="1.975cm" svg:height="1.975cm" svg:x="16cm" svg:y="10cm">
          <draw:image xlink:href="Pictures/100002010000012C0000012C2EB68D4DF7C05C3D.png" xlink:type="simple" xlink:show="embed" xlink:actuate="onLoad">
            <text:p/>
          </draw:image>
        </draw:frame>
        <draw:frame draw:name="Graphic 15" draw:style-name="gr2" draw:text-style-name="P3" draw:layer="layout" svg:width="1.975cm" svg:height="1.975cm" svg:x="22cm" svg:y="9.925cm">
          <draw:image xlink:href="Pictures/100002010000012C0000012C4C45E12C03372F32.png" xlink:type="simple" xlink:show="embed" xlink:actuate="onLoad">
            <text:p/>
          </draw:image>
        </draw:frame>
        <draw:frame draw:name="Graphic 19" draw:style-name="gr2" draw:text-style-name="P3" draw:layer="layout" svg:width="1.975cm" svg:height="1.975cm" svg:x="10.025cm" svg:y="10cm">
          <draw:image xlink:href="Pictures/100002010000012C0000012C666208D3D0DC3180.png" xlink:type="simple" xlink:show="embed" xlink:actuate="onLoad">
            <text:p/>
          </draw:image>
        </draw:frame>
        <draw:custom-shape draw:name="TextBox 4" draw:style-name="gr4" draw:text-style-name="P5" draw:layer="layout" svg:width="6cm" svg:height="0.843cm" svg:x="8cm" svg:y="12cm">
          <text:p text:style-name="P4"><text:span text:style-name="T2">A</text:span><text:span text:style-name="T2">m</text:span><text:span text:style-name="T2">a</text:span><text:span text:style-name="T2">z</text:span><text:span text:style-name="T2">o</text:span><text:span text:style-name="T2">n </text:span><text:span text:style-name="T2">A</text:span><text:span text:style-name="T2">P</text:span><text:span text:style-name="T2">I </text:span><text:span text:style-name="T2">G</text:span><text:span text:style-name="T2">a</text:span><text:span text:style-name="T2">t</text:span><text:span text:style-name="T2">e</text:span><text:span text:style-name="T2">w</text:span><text:span text:style-name="T2">a</text:span><text:span text:style-name="T2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2" draw:text-style-name="P3" draw:layer="layout" svg:width="1.975cm" svg:height="1.975cm" svg:x="10cm" svg:y="5.925cm">
          <draw:image xlink:href="Pictures/100002010000012C0000012C7F029D61A8A38D33.png" xlink:type="simple" xlink:show="embed" xlink:actuate="onLoad">
            <text:p/>
          </draw:image>
        </draw:frame>
        <draw:custom-shape draw:name="TextBox 10" draw:style-name="gr5" draw:text-style-name="P5" draw:layer="layout" svg:width="4cm" svg:height="0.843cm" svg:x="15cm" svg:y="12cm">
          <text:p text:style-name="P4"><text:span text:style-name="T2">AWS Lamb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" draw:text-style-name="P5" draw:layer="layout" svg:width="4cm" svg:height="0.843cm" svg:x="21cm" svg:y="12cm">
          <text:p text:style-name="P4"><text:span text:style-name="T2">Amazon 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" draw:style-name="gr2" draw:text-style-name="P3" draw:layer="layout" svg:width="1.304cm" svg:height="1.304cm" svg:x="16.335cm" svg:y="14.4cm">
          <draw:image xlink:href="Pictures/10000201000000C8000000C848FA9AE3302069E3.png" xlink:type="simple" xlink:show="embed" xlink:actuate="onLoad">
            <text:p/>
          </draw:image>
        </draw:frame>
        <draw:custom-shape draw:name="TextBox 58" draw:style-name="gr7" draw:text-style-name="P5" draw:layer="layout" svg:width="4cm" svg:height="1.435cm" svg:x="15cm" svg:y="16cm">
          <text:p text:style-name="P4"><text:span text:style-name="T2">Amazon S3</text:span></text:p>
          <text:p text:style-name="P4"><text:span text:style-name="T2">Tile-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18:49:30.016505738</meta:creation-date>
    <dc:date>2019-07-15T21:07:25.667139221</dc:date>
    <meta:editing-duration>PT1H42M20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